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1c1c1c" fo:min-height="4.25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1c1c1c" fo:min-height="7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000000" fo:min-height="4.2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1c1c1c" fo:min-height="4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7cm" svg:height="4.5cm" svg:x="17.75cm" svg:y="12cm">
          <draw:text-box>
            <text:p text:style-name="P1">Elevator</text:p>
            <text:p text:style-name="P1"/>
            <text:p text:style-name="P2">currentFloor</text:p>
            <text:p text:style-name="P2">IsMoving</text:p>
            <text:p text:style-name="P2">color</text:p>
          </draw:text-box>
        </draw:frame>
        <draw:frame draw:style-name="gr2" draw:text-style-name="P3" draw:layer="layout" svg:width="16cm" svg:height="7.25cm" svg:x="8cm" svg:y="1.25cm">
          <draw:text-box>
            <text:p text:style-name="P1">Building</text:p>
            <text:p text:style-name="P1"/>
            <text:p text:style-name="P2">ArrayOfElevators – initalState of elevators (useEffect?)</text:p>
            <text:p text:style-name="P2">ArrayOfButtons</text:p>
            <text:p text:style-name="P2"/>
            <text:p text:style-name="P2">For numberOfEelvators:</text:p>
            <text:p text:style-name="P2"><text:tab/>&lt;ElevatorShaft&gt;</text:p>
            <text:p text:style-name="P2"/>
          </draw:text-box>
        </draw:frame>
        <draw:frame draw:style-name="gr3" draw:text-style-name="P4" draw:layer="layout" svg:width="7.5cm" svg:height="4.5cm" svg:x="8.25cm" svg:y="9.75cm">
          <draw:text-box>
            <text:p text:style-name="P1">Elevator Shaft</text:p>
            <text:p text:style-name="P2">Return for floor:</text:p>
            <text:p text:style-name="P2">Elevator</text:p>
            <text:p text:style-name="P2">peerFloor</text:p>
          </draw:text-box>
        </draw:frame>
        <draw:frame draw:style-name="gr4" draw:text-style-name="P3" draw:layer="layout" svg:width="6.25cm" svg:height="4.75cm" svg:x="1.75cm" svg:y="14.25cm">
          <draw:text-box>
            <text:p text:style-name="P1">PeerFloor</text:p>
            <text:p text:style-name="P2">floorNumber</text:p>
            <text:p text:style-name="P2">isOccupied?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8T17:23:52.864348588</meta:creation-date>
    <dc:date>2023-03-09T02:37:54.643198135</dc:date>
    <meta:editing-duration>PT8H52M41S</meta:editing-duration>
    <meta:editing-cycles>1</meta:editing-cycles>
    <meta:document-statistic meta:object-count="4"/>
    <meta:generator>LibreOffice/7.3.7.2$Linux_X86_64 LibreOffice_project/30$Build-2</meta:generator>
  </office:meta>
</office:document-meta>
</file>